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6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fo:color="#000000"/>
    </style:style>
    <style:style style:name="T149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f" fo:color="#000000"/>
    </style:style>
    <style:style style:name="T151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52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53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9" style:family="paragraph">
      <style:paragraph-properties fo:line-height="100.00%" fo:text-align="left" fo:margin-left="18.00pt" fo:text-indent="0.00pt"/>
    </style:style>
    <style:style style:name="P30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</text:span><text:span text:style-name="T6">2</text:span><text:span text:style-name="T7"><text:tab/></text:span><text:span text:style-name="T8">по курсу<text:s/></text:span><text:span text:style-name="T9"><text:tab/>1<text:tab/></text:span><text:span text:style-name="T10">­</text:span></text:p>
            <text:p text:style-name="P4"><text:span text:style-name="T11">студента группы<text:s text:c="2"/></text:span><text:span text:style-name="T12">М8О-108Б Попова Матвея<text:tab/></text:span><text:span text:style-name="T13">,<text:s/></text:span><text:span text:style-name="T14">№</text:span><text:span text:style-name="T15"><text:s/></text:span><text:span text:style-name="T16">по списку<text:s text:c="2"/></text:span><text:span text:style-name="T17"><text:tab/>18<text:tab/></text:span></text:p>
            <text:p text:style-name="P4"><text:span text:style-name="T18">Адреса www, e-mail, jabber, skype</text:span><text:span text:style-name="T19"><text:tab/> popov.m4tvei@yandex.ru<text:tab/><text:tab/><text:tab/></text:span></text:p>
            <text:p text:style-name="P4"><text:span text:style-name="T20">Работа выполнена: “</text:span><text:span text:style-name="T21">22</text:span><text:span text:style-name="T22">“ февраля</text:span><text:span text:style-name="T23"><text:s/></text:span><text:span text:style-name="T24">2020г.<text:tab/><text:tab/></text:span></text:p>
            <text:p text:style-name="P4"><text:span text:style-name="T24">Преподаватель:</text:span><text:span text:style-name="T25"><text:tab/><text:tab/><text:tab/>Трубченко Никита Михайлович.<text:tab/><text:tab/><text:tab/><text:tab/></text:span></text:p>
            <text:p text:style-name="P4"><text:span text:style-name="T26">Входной контроль знаний с оценкой<text:s/></text:span><text:span text:style-name="T27"><text:tab/><text:tab/><text:tab/><text:tab/><text:tab/></text:span></text:p>
            <text:p text:style-name="P4"><text:span text:style-name="T28">Отчёт сдан “</text:span><text:span text:style-name="T29">22</text:span><text:span text:style-name="T30">“ февраля</text:span><text:span text:style-name="T31"><text:tab/><text:tab/></text:span><text:span text:style-name="T32">2021</text:span><text:span text:style-name="T33"><text:tab/></text:span><text:span text:style-name="T34">г., итоговая оценка<text:s/></text:span><text:span text:style-name="T35"><text:tab/><text:tab/></text:span></text:p>
            <text:p text:style-name="P4"><text:span text:style-name="T36">Подпись преподавателя<text:s/></text:span><text:span text:style-name="T37"><text:tab/><text:tab/><text:tab/><text:tab/></text:span><text:span text:style-name="T38"/></text:p>
          </table:table-cell>
        </table:table-row>
      </table:table>
      <text:p text:style-name="P6"><text:span text:style-name="T38"/></text:p>
      <text:list text:style-name="L7">
        <text:list-item>
          <text:p text:style-name="P7"><text:span text:style-name="T39">Тема</text:span><text:span text:style-name="T40">:<text:s/></text:span><text:span text:style-name="T41">latex</text:span><text:span text:style-name="T42"/></text:p>
        </text:list-item>
      </text:list>
      <text:p text:style-name="P8"><text:span text:style-name="T43"/></text:p>
      <text:list text:style-name="L9">
        <text:list-item>
          <text:p text:style-name="P9"><text:span text:style-name="T44">Цель работы</text:span><text:span text:style-name="T45">: научиться работать в среде<text:s/></text:span><text:span text:style-name="T46">latex</text:span><text:span text:style-name="T47"/></text:p>
        </text:list-item>
        <text:list-item>
          <text:p text:style-name="P9"><text:span text:style-name="T48">Задание (вариант 18)</text:span><text:span text:style-name="T49">: написать одну страницу на<text:s/></text:span><text:span text:style-name="T50">latex</text:span><text:span text:style-name="T51"/></text:p>
        </text:list-item>
        <text:list-item>
          <text:p text:style-name="P9"><text:span text:style-name="T52">Оборудование</text:span><text:span text:style-name="T53"><text:s/>(</text:span><text:span text:style-name="T54">лабораторное</text:span><text:span text:style-name="T55">):</text:span></text:p>
        </text:list-item>
      </text:list>
      <text:p text:style-name="P10"><text:span text:style-name="T55">ЭВМ<text:s/></text:span><text:span text:style-name="T56"><text:tab/><text:tab/></text:span><text:span text:style-name="T57">, процессор<text:s/></text:span><text:span text:style-name="T58"><text:tab/><text:tab/></text:span><text:span text:style-name="T59">, имя узла сети<text:s/></text:span><text:span text:style-name="T60"><text:tab/><text:tab/><text:tab/></text:span><text:span text:style-name="T61"><text:s/>с ОП<text:s/></text:span><text:span text:style-name="T62"><text:tab/><text:tab/><text:s text:c="9"/></text:span><text:span text:style-name="T63"><text:s/>МБ</text:span></text:p>
      <text:p text:style-name="P11"><text:span text:style-name="T63">НМД<text:s/></text:span><text:span text:style-name="T64"><text:tab/><text:tab/></text:span><text:span text:style-name="T65"><text:s/>ГБ.<text:s text:c="2"/>Терминал<text:s/></text:span><text:span text:style-name="T66"><text:tab/><text:tab/></text:span><text:span text:style-name="T67"><text:s/>адрес<text:s/></text:span><text:span text:style-name="T68"><text:tab/><text:tab/><text:tab/></text:span><text:span text:style-name="T69">. Принтер<text:s/></text:span><text:span text:style-name="T70"><text:tab/><text:tab/><text:tab/></text:span></text:p>
      <text:p text:style-name="P11"><text:span text:style-name="T71">Другие устройства<text:s/></text:span><text:span text:style-name="T7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73"/></text:p>
      <text:p text:style-name="P11"><text:span text:style-name="T74">Оборудование ПЭВМ студента, если использовалось:</text:span></text:p>
      <text:p text:style-name="P11"><text:span text:style-name="T75">Процессор<text:s/></text:span><text:span text:style-name="T76"><text:tab/><text:tab/>AMD Ryzen 7 4800U<text:tab/><text:tab/></text:span><text:span text:style-name="T77">, ОП<text:s/></text:span><text:span text:style-name="T78"><text:tab/></text:span><text:span text:style-name="T79">16</text:span><text:span text:style-name="T80"><text:tab/></text:span><text:span text:style-name="T81"><text:s/>ГБ, НМД<text:s/></text:span><text:span text:style-name="T82">1</text:span><text:span text:style-name="T83"><text:s/>ТБ. Монитор<text:s/></text:span><text:span text:style-name="T84"><text:tab/><text:tab/><text:tab/></text:span></text:p>
      <text:p text:style-name="P11"><text:span text:style-name="T85">Другие устройства<text:s/></text:span><text:span text:style-name="T8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87"/></text:p>
      <text:list text:style-name="L13">
        <text:list-item>
          <text:p text:style-name="P13"><text:span text:style-name="T88">Программное обеспечение</text:span><text:span text:style-name="T89"><text:s/>(</text:span><text:span text:style-name="T90">лабораторное</text:span><text:span text:style-name="T91">):</text:span></text:p>
        </text:list-item>
      </text:list>
      <text:p text:style-name="P14"><text:span text:style-name="T91">Операционная система семейства<text:s/></text:span><text:span text:style-name="T92"><text:tab/><text:tab/></text:span><text:span text:style-name="T93">, наименование<text:s/></text:span><text:span text:style-name="T94"><text:tab/><text:tab/><text:tab/><text:tab/></text:span><text:span text:style-name="T95"><text:s/>версия<text:s/></text:span><text:span text:style-name="T96"><text:tab/><text:tab/></text:span></text:p>
      <text:p text:style-name="P14"><text:span text:style-name="T97">Интерпретатор команд<text:s/></text:span><text:span text:style-name="T98"><text:tab/><text:tab/><text:tab/><text:tab/><text:tab/><text:tab/><text:tab/></text:span><text:span text:style-name="T99"><text:s/>версия<text:s/></text:span><text:span text:style-name="T100"><text:tab/><text:tab/><text:tab/></text:span></text:p>
      <text:p text:style-name="P14"><text:span text:style-name="T101">Система программирования<text:s/></text:span><text:span text:style-name="T102"><text:tab/><text:tab/><text:tab/><text:tab/><text:tab/><text:tab/><text:tab/></text:span><text:span text:style-name="T103"><text:s/>версия<text:s/></text:span><text:span text:style-name="T104"><text:tab/><text:tab/><text:tab/></text:span></text:p>
      <text:p text:style-name="P14"><text:span text:style-name="T105">Редактор текстов<text:s/></text:span><text:span text:style-name="T106"><text:tab/><text:tab/><text:tab/><text:tab/><text:tab/><text:tab/><text:tab/><text:tab/></text:span><text:span text:style-name="T107"><text:s/>версия<text:s/></text:span><text:span text:style-name="T108"><text:tab/><text:tab/><text:tab/></text:span></text:p>
      <text:p text:style-name="P14"><text:span text:style-name="T109">Утилиты операционной системы<text:s/></text:span><text:span text:style-name="T1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11">Прикладные системы и программы<text:s/></text:span><text:span text:style-name="T112"><text:tab/><text:tab/><text:tab/><text:tab/><text:tab/><text:tab/><text:tab/><text:tab/><text:tab/></text:span></text:p>
      <text:p text:style-name="P14"><text:span text:style-name="T113">Местонахождения и имена файлов программ и данных<text:s/></text:span><text:span text:style-name="T114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15"/></text:p>
      <text:p text:style-name="P14"><text:span text:style-name="T116">Программное обеспечение ЭВМ студента, если использовалось:</text:span></text:p>
      <text:p text:style-name="P14"><text:span text:style-name="T117">Операционная система семейства<text:s/></text:span><text:span text:style-name="T118"><text:tab/><text:tab/></text:span><text:span text:style-name="T119">, наименование<text:s/></text:span><text:span text:style-name="T120"><text:tab/><text:tab/><text:tab/></text:span><text:span text:style-name="T121"><text:s/>версия<text:s/></text:span><text:span text:style-name="T122"><text:tab/></text:span></text:p>
      <text:p text:style-name="P14"><text:span text:style-name="T123">Интерпретатор команд<text:s/></text:span><text:span text:style-name="T124"><text:tab/><text:tab/><text:tab/><text:tab/><text:tab/><text:tab/></text:span><text:span text:style-name="T125"><text:s/>версия<text:s/></text:span><text:span text:style-name="T126"><text:tab/><text:tab/><text:tab/></text:span></text:p>
      <text:p text:style-name="P14"><text:span text:style-name="T127">Система программирования<text:s/></text:span><text:span text:style-name="T128"><text:tab/><text:tab/><text:tab/><text:tab/><text:tab/><text:tab/><text:tab/></text:span><text:span text:style-name="T129"><text:s/>версия<text:s/></text:span><text:span text:style-name="T130"><text:tab/><text:tab/></text:span></text:p>
      <text:p text:style-name="P14"><text:span text:style-name="T131">Редактор текстов<text:s/></text:span><text:span text:style-name="T132"><text:tab/><text:tab/><text:tab/><text:tab/><text:tab/><text:tab/><text:tab/></text:span><text:span text:style-name="T133"><text:s/>версия<text:s/></text:span><text:span text:style-name="T134"><text:tab/><text:tab/><text:tab/></text:span></text:p>
      <text:p text:style-name="P14"><text:span text:style-name="T135">Утилиты операционной системы<text:s/></text:span><text:span text:style-name="T13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37">Прикладные системы и программы<text:s/></text:span><text:span text:style-name="T138"><text:tab/><text:tab/><text:tab/><text:tab/><text:tab/><text:tab/><text:tab/><text:tab/><text:tab/></text:span></text:p>
      <text:p text:style-name="P14"><text:span text:style-name="T139">Местонахождения и имена файлов программ и данных<text:s text:c="3"/></text:span><text:span text:style-name="T140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41">Идея, метод, алгоритм</text:span><text:span text:style-name="T142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43"/></text:p>
      <text:p text:style-name="P16"><text:span text:style-name="T143"/></text:p>
      <text:p text:style-name="P16"><text:span text:style-name="T144">\documentclass[a5paper,16pt]{book} %<text:s/></text:span><text:span text:style-name="T145">В. А. Зорич Математический анализ Часть 1 Издание четвертое, исправленное 2002 год, страница 221</text:span></text:p>
      <text:p text:style-name="P16"><text:span text:style-name="T145">\usepackage[left=10mm, top=15mm, right=20mm, bottom=15mm, nohead, nofoot]{geometry}</text:span></text:p>
      <text:p text:style-name="P16"><text:span text:style-name="T145">\usepackage{pscyr}</text:span></text:p>
      <text:p text:style-name="P16"><text:span text:style-name="T145">\usepackage[russian]{babel}</text:span></text:p>
      <text:p text:style-name="P16"><text:span text:style-name="T145">\usepackage{wasysym}</text:span></text:p>
      <text:p text:style-name="P16"><text:span text:style-name="T145">\usepackage{amssymb}</text:span></text:p>
      <text:p text:style-name="P16"><text:span text:style-name="T145">\usepackage{setspace}</text:span></text:p>
      <text:p text:style-name="P16"><text:span text:style-name="T145">\usepackage{amsfonts}</text:span></text:p>
      <text:p text:style-name="P16"><text:span text:style-name="T145">\usepackage{tikz}</text:span></text:p>
      <text:p text:style-name="P16"><text:span text:style-name="T145"/></text:p>
      <text:p text:style-name="P16"><text:span text:style-name="T145">\setlength{\headheight}{0mm}</text:span></text:p>
      <text:p text:style-name="P16"><text:span text:style-name="T145">\setlength{\headsep}{0mm}</text:span></text:p>
      <text:p text:style-name="P16"><text:span text:style-name="T145"/></text:p>
      <text:p text:style-name="P16"><text:span text:style-name="T145">\author{Матвей Попов}</text:span></text:p>
      <text:p text:style-name="P16"><text:span text:style-name="T145">\date{22 февраля 2021}</text:span></text:p>
      <text:p text:style-name="P16"><text:span text:style-name="T145"/></text:p>
      <text:p text:style-name="P16"><text:span text:style-name="T145">\setcounter{page}{221}</text:span></text:p>
      <text:p text:style-name="P16"><text:span text:style-name="T145"/></text:p>
      <text:p text:style-name="P16"><text:span text:style-name="T145">\begin{document}</text:span></text:p>
      <text:p text:style-name="P16"><text:span text:style-name="T145"><text:tab/>\begin{center}</text:span></text:p>
      <text:p text:style-name="P16"><text:span text:style-name="T145"><text:tab/><text:tab/>\begin{spacing}{0.3}</text:span></text:p>
      <text:p text:style-name="P16"><text:span text:style-name="T145"><text:tab/><text:tab/><text:tab/></text:span><text:span text:style-name="T146">§1.<text:s/></text:span><text:span text:style-name="T147">ДИФФЕРЕНЦИРУЕМАЯ ФУНКЦИЯ</text:span></text:p>
      <text:p text:style-name="P16"><text:span text:style-name="T147"><text:tab/><text:tab/><text:tab/>\noindent\rule{\textwidth}{1pt}</text:span></text:p>
      <text:p text:style-name="P16"><text:span text:style-name="T147"><text:tab/><text:tab/>\end{spacing}</text:span></text:p>
      <text:p text:style-name="P16"><text:span text:style-name="T147"><text:tab/>\end{center}</text:span></text:p>
      <text:p text:style-name="P16"><text:span text:style-name="T147"><text:tab/>Найдем касательную к графику в точке (0,0). Поскольку</text:span></text:p>
      <text:p text:style-name="P16"><text:span text:style-name="T147"><text:tab/>\begin{center}</text:span></text:p>
      <text:p text:style-name="P16"><text:span text:style-name="T147"><text:tab/>$f'(0) = \lim\limits_{x\to 0}\frac{x^2\sin\frac{1}{x} - 0}{x - 0} = \lim\limits_{x\to 0}x\sin\frac{1}{x} = 0$,</text:span></text:p>
      <text:p text:style-name="P16"><text:span text:style-name="T147"><text:tab/>\end{center}<text:s text:c="2"/>то касательная имеет уравнение $y - 0 = 0 \cdot (x - 0)$, или просто $y = 0$.</text:span></text:p>
      <text:p text:style-name="P16"><text:span text:style-name="T147"><text:tab/></text:span></text:p>
      <text:p text:style-name="P16"><text:span text:style-name="T147"><text:tab/>Таким образом, в нашем примере касательная совпадает с осью $Ox$,с которой график имеет бесконечное количество точек пересечения в любой окрестности точки касания.</text:span></text:p>
      <text:p text:style-name="P16"><text:span text:style-name="T147"><text:tab/>\begin{spacing}{2}</text:span></text:p>
      <text:p text:style-name="P16"><text:span text:style-name="T147"><text:tab/><text:tab/></text:span></text:p>
      <text:p text:style-name="P16"><text:span text:style-name="T147"><text:tab/>\end{spacing}</text:span></text:p>
      <text:p text:style-name="P16"><text:span text:style-name="T147"><text:tab/>\begin{tikzpicture}</text:span></text:p>
      <text:p text:style-name="P16"><text:span text:style-name="T147"><text:tab/><text:tab/>\draw (4.8,0) -- (8.8,0);</text:span></text:p>
      <text:p text:style-name="P16"><text:span text:style-name="T147"><text:tab/><text:tab/>\draw (6.8,0) -- (6.8,2);</text:span></text:p>
      <text:p text:style-name="P16"><text:span text:style-name="T147"><text:tab/><text:tab/>\draw (6.8,0) -- (8.3,1.5);</text:span></text:p>
      <text:p text:style-name="P16"><text:span text:style-name="T147"><text:tab/><text:tab/>\draw (6.8,0) -- (5.3,1.5);</text:span></text:p>
      <text:p text:style-name="P16"><text:span text:style-name="T147"><text:tab/><text:tab/>\draw (6.6,1.8) node {$y$};</text:span></text:p>
      <text:p text:style-name="P16"><text:span text:style-name="T147"><text:tab/><text:tab/>\draw (6.8,-0.2) node {0};</text:span></text:p>
      <text:p text:style-name="P16"><text:span text:style-name="T147"><text:tab/><text:tab/>\draw (6.8,-0.8) node {Рис. 18.};</text:span></text:p>
      <text:p text:style-name="P16"><text:span text:style-name="T147"><text:tab/><text:tab/>\draw (8.6,-0.2) node {$x$};</text:span></text:p>
      <text:p text:style-name="P16"><text:span text:style-name="T147"><text:tab/><text:tab/>\draw (8.2,0.6) node {$y = |x|$};</text:span></text:p>
      <text:p text:style-name="P16"><text:span text:style-name="T147"><text:tab/><text:tab/>\draw (0.8,2) node {В силу определения дифференцируе-};</text:span></text:p>
      <text:p text:style-name="P16"><text:span text:style-name="T147"><text:tab/><text:tab/>\draw (0.6,1.6) node {мости функции $f:E \to \mathbb{R}$ в точке $x_0 \in$};</text:span></text:p>
      <text:p text:style-name="P16"><text:span text:style-name="T147"><text:tab/><text:tab/>\draw (-1.7,1.2) node {$\in E$ имеем};</text:span></text:p>
      <text:p text:style-name="P16"><text:span text:style-name="T147"><text:tab/><text:tab/>\draw (0.6,0) node {$f(x) - f(x_0) = A(x_0)(x - x_0) + o(x - x_0)$};</text:span></text:p>
      <text:p text:style-name="P16"><text:span text:style-name="T147"><text:tab/><text:tab/>\draw (2.3,-0.6) node {при $x \to x_0$, $x \in E$.};</text:span></text:p>
      <text:p text:style-name="P16"><text:span text:style-name="T147"><text:tab/>\end{tikzpicture}</text:span></text:p>
      <text:p text:style-name="P16"><text:span text:style-name="T147"><text:tab/></text:span><text:a xlink:href="//Поскольку"><text:span text:style-name="T148">\\Поскольку</text:span></text:a><text:span text:style-name="T149"><text:s/>правая часть этого равенства стремится к нулю при $x\to x_0$, $x \in E$,\, то\, $\lim\limits_{E\ni x\to x_0}f(x)\; =\; f(x_0)$,\, так\, что\, дифференцируемая\, в\, точке\\ функция обязана быть непрерывной в этой точке.</text:span></text:p>
      <text:p text:style-name="P16"><text:span text:style-name="T149"><text:tab/></text:span></text:p>
      <text:p text:style-name="P16"><text:span text:style-name="T149"><text:tab/>Покажем, что обратное, конечно, не всегда имеет место.</text:span></text:p>
      <text:p text:style-name="P16"><text:span text:style-name="T149"><text:tab/></text:span></text:p>
      <text:p text:style-name="P16"><text:span text:style-name="T149"><text:tab/>\textbf{Пример 8.} Пусть $f(x) = |x|$ (рис. 18). Тогда в точке $x_0 = 0$</text:span></text:p>
      <text:p text:style-name="P16"><text:span text:style-name="T149"><text:tab/>\begin{center}</text:span></text:p>
      <text:p text:style-name="P16"><text:span text:style-name="T149"><text:tab/><text:tab/>$\lim\limits_{x\to x_0-0}\frac{f(x) - f(x_0)}{x - x_0} = \lim\limits_{x\to -0}\frac{|x| - 0}{x - 0} = \lim\limits_{x\to -0}\frac{-x}{x} = -1$,</text:span></text:p>
      <text:p text:style-name="P16"><text:span text:style-name="T149"><text:tab/><text:tab/></text:span></text:p>
      <text:p text:style-name="P16"><text:span text:style-name="T149"><text:tab/><text:tab/>$\lim\limits_{x\to x_0+0}\frac{f(x) - f(x_0)}{x - x_0} = \lim\limits_{x\to +0}\frac{|x| - 0}{x - 0} = \lim\limits_{x\to +0}\frac{x}{x} = 1$.</text:span></text:p>
      <text:p text:style-name="P16"><text:span text:style-name="T149"><text:tab/>\end{center}</text:span></text:p>
      <text:p text:style-name="P16"><text:span text:style-name="T149"><text:tab/>Следовательно, в этой точке функция не имеет производной, а значит, и не дифференцируема в этой точке.</text:span></text:p>
      <text:p text:style-name="P16"><text:span text:style-name="T149"><text:tab/></text:span></text:p>
      <text:p text:style-name="P16"><text:span text:style-name="T149"><text:tab/>\textbf{Пример 9.} Покажем, что $e ^{x+h} - e ^{x} = e ^{x}h + o(h)$ при $h \to 0$.</text:span></text:p>
      <text:p text:style-name="P16"><text:span text:style-name="T149"><text:tab/></text:span></text:p>
      <text:p text:style-name="P16"><text:span text:style-name="T149"><text:tab/>Таким\, образом,\, функция\, $\exp (x)\; =\; e^x$ дифференцируема,\, причем<text:s/></text:span><text:a xlink:href="//$d/exp"><text:span text:style-name="T150">\\$d\exp</text:span></text:a><text:span text:style-name="T151"><text:s/>(x)h = \exp (x)h$, или $de^x = e^xdx$, и тем самым $\exp 'x = \exp x$, или $\frac{de^x}{dx} = e^x$.</text:span></text:p>
      <text:p text:style-name="P16"><text:span text:style-name="T151"><text:tab/></text:span></text:p>
      <text:p text:style-name="P16"><text:span text:style-name="T151"><text:tab/>$\blacktriangleleft$</text:span></text:p>
      <text:p text:style-name="P16"><text:span text:style-name="T151"><text:tab/>$e^{x+h} - e^x = e^x(e^h - 1) = e^x(h + o(h)) = e^xh + o(h)$.</text:span></text:p>
      <text:p text:style-name="P16"><text:span text:style-name="T151"><text:tab/></text:span></text:p>
      <text:p text:style-name="P16"><text:span text:style-name="T151"><text:tab/>Мы воспользовались полученной в примере 39, гл. III,<text:s/></text:span><text:span text:style-name="T152">§2,<text:s/></text:span><text:span text:style-name="T153">п.4 формулой $e^h - 1 = h + o(h)$ при $h \to 0$.</text:span></text:p>
      <text:p text:style-name="P16"><text:span text:style-name="T153"><text:tab/>$\blacktriangleright$</text:span></text:p>
      <text:p text:style-name="P16"><text:span text:style-name="T153">\end{document}</text:span></text:p>
      <text:p text:style-name="P16"><text:span text:style-name="T154"/></text:p>
      <text:p text:style-name="P16"><text:span text:style-name="T155">Пункты 1-7 отчёта составляются<text:s/></text:span><text:span text:style-name="T156">строго до</text:span><text:span text:style-name="T157"><text:s/>начала лабораторной работы.</text:span></text:p>
      <text:p text:style-name="P16"><text:span text:style-name="T158"/></text:p>
      <text:p text:style-name="P17"><text:span text:style-name="T159">Допущен к выполнению работы. Подпись преподавателя<text:s/></text:span><text:span text:style-name="T160"><text:tab/><text:tab/><text:tab/><text:tab/></text:span></text:p>
      <text:list text:style-name="L18">
        <text:list-item>
          <text:p text:style-name="P18"><text:span text:style-name="T161">Распечатка протокола</text:span><text:span text:style-name="T162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><text:span text:style-name="T163"/></text:p>
      <text:list text:style-name="L20">
        <text:list-item>
          <text:p text:style-name="P20"><text:span text:style-name="T164">Дневник отладки</text:span><text:span text:style-name="T165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2"><text:span text:style-name="T167">№</text:span><text:span text:style-name="T168"/></text:p>
          </table:table-cell>
          <table:table-cell table:style-name="TableCell020001">
            <text:p text:style-name="P22"><text:span text:style-name="T169">Лаб.</text:span></text:p>
            <text:p text:style-name="P22"><text:span text:style-name="T169">или</text:span></text:p>
            <text:p text:style-name="P22"><text:span text:style-name="T169">дом.</text:span><text:span text:style-name="T170"/></text:p>
          </table:table-cell>
          <table:table-cell table:style-name="TableCell020002">
            <text:p text:style-name="P22"><text:span text:style-name="T171">Дата</text:span><text:span text:style-name="T172"/></text:p>
          </table:table-cell>
          <table:table-cell table:style-name="TableCell020003">
            <text:p text:style-name="P22"><text:span text:style-name="T173">Время</text:span><text:span text:style-name="T174"/></text:p>
          </table:table-cell>
          <table:table-cell table:style-name="TableCell020004">
            <text:p text:style-name="P22"><text:span text:style-name="T175">Событие</text:span><text:span text:style-name="T176"/></text:p>
          </table:table-cell>
          <table:table-cell table:style-name="TableCell020005">
            <text:p text:style-name="P22"><text:span text:style-name="T177">Действие по исправлению</text:span><text:span text:style-name="T178"/></text:p>
          </table:table-cell>
          <table:table-cell table:style-name="TableCell020006">
            <text:p text:style-name="P22"><text:span text:style-name="T179">Примечание</text:span><text:span text:style-name="T180"/></text:p>
          </table:table-cell>
        </table:table-row>
        <table:table-row table:style-name="TableRow0201">
          <table:table-cell table:style-name="TableCell020100"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  <text:p text:style-name="P25"><text:span text:style-name="T180"/></text:p>
          </table:table-cell>
          <table:table-cell table:style-name="TableCell020101">
            <text:p text:style-name="P25"><text:span text:style-name="T180"/></text:p>
          </table:table-cell>
          <table:table-cell table:style-name="TableCell020102">
            <text:p text:style-name="P25"><text:span text:style-name="T180"/></text:p>
          </table:table-cell>
          <table:table-cell table:style-name="TableCell020103">
            <text:p text:style-name="P25"><text:span text:style-name="T180"/></text:p>
          </table:table-cell>
          <table:table-cell table:style-name="TableCell020104">
            <text:p text:style-name="P25"><text:span text:style-name="T180"/></text:p>
          </table:table-cell>
          <table:table-cell table:style-name="TableCell020105">
            <text:p text:style-name="P25"><text:span text:style-name="T180"/></text:p>
          </table:table-cell>
          <table:table-cell table:style-name="TableCell020106">
            <text:p text:style-name="P25"><text:span text:style-name="T180"/></text:p>
          </table:table-cell>
        </table:table-row>
      </table:table>
      <text:p text:style-name="P27"><text:span text:style-name="T180"/></text:p>
      <text:list text:style-name="L28">
        <text:list-item>
          <text:p text:style-name="P28"><text:span text:style-name="T181">Замечание автора по существу работы<text:s/></text:span><text:span text:style-name="T18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183">Выводы<text:s text:c="2"/>:<text:s text:c="3"/>написал страницу на<text:s/></text:span><text:span text:style-name="T184">latex</text:span><text:span text:style-name="T185"/></text:p>
        </text:list-item>
        <text:list-item>
          <text:p text:style-name="P28"><text:span text:style-name="T186"/></text:p>
        </text:list-item>
      </text:list>
      <text:p text:style-name="P29"><text:span text:style-name="T187">Недочеты, допущенные при выполнении задания, могут быть устранены следующим образом<text:s/></text:span><text:span text:style-name="T18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189"/></text:p>
      <text:p text:style-name="P30"><text:span text:style-name="T190">Подпись студента<text:s/></text:span><text:span text:style-name="T191"><text:tab/><text:tab/><text:tab/></text:span><text:span text:style-name="T1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